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officeooo:paragraph-rsid="00469e73"/>
    </style:style>
    <style:style style:name="P59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61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82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83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84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87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88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92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93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94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6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98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9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0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02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46ce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12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13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469e73"/>
    </style:style>
    <style:style style:name="T33" style:family="text">
      <style:text-properties officeooo:rsid="0046e4b3"/>
    </style:style>
    <style:style style:name="T34" style:family="text">
      <style:text-properties officeooo:rsid="00486edb"/>
    </style:style>
    <style:style style:name="T35" style:family="text">
      <style:text-properties officeooo:rsid="004a7bfc"/>
    </style:style>
    <style:style style:name="T36" style:family="text">
      <style:text-properties officeooo:rsid="004b7e53"/>
    </style:style>
    <style:style style:name="T37" style:family="text">
      <style:text-properties officeooo:rsid="005039e1"/>
    </style:style>
    <style:style style:name="T38" style:family="text">
      <style:text-properties officeooo:rsid="00527044"/>
    </style:style>
    <style:style style:name="T39" style:family="text">
      <style:text-properties officeooo:rsid="0054517a"/>
    </style:style>
    <style:style style:name="T40" style:family="text">
      <style:text-properties officeooo:rsid="00546c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5"/>
      <text:p text:style-name="P15">Presentació assignatura</text:p>
      <text:p text:style-name="P25">Comentem web assignatura</text:p>
      <text:p text:style-name="P35">Comentem unitats </text:p>
      <text:list xml:id="list6332415107188505117" text:style-name="L1">
        <text:list-item>
          <text:p text:style-name="P67"><text:a xlink:type="simple" xlink:href="https://paulinoposada.github.io/web_e/web_e_2425/documents/apunts/unitat_1_ley_ohm/e_apunts_ud_1_1_gs.pdf">1.1 Circuit elèctric</text:a></text:p>
        </text:list-item>
        <text:list-item>
          <text:p text:style-name="P67"><text:a xlink:type="simple" xlink:href="https://paulinoposada.github.io/web_e/web_e_2425/documents/apunts/unitat_1_ley_ohm/e_apunts_ud_1_2_gs.pdf">1.2 Llei d'ohm</text:a></text:p>
        </text:list-item>
        <text:list-item>
          <text:p text:style-name="P67"><text:a xlink:type="simple" xlink:href="https://paulinoposada.github.io/web_e/web_e_2425/documents/apunts/unitat_2_seguridad/e_apunts_ud_2_1_gs.pdf">2 Seguretat</text:a></text:p>
        </text:list-item>
        <text:list-item>
          <text:p text:style-name="P67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68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5"/>
      <text:p text:style-name="P25"/>
      <text:p text:style-name="P3">Di<text:span text:style-name="T3">jous</text:span><text:tab/><text:tab/><text:tab/><text:tab/>2<text:span text:style-name="T3">6</text:span>/09/2<text:span text:style-name="T1">4</text:span></text:p>
      <text:p text:style-name="P16"/>
      <text:p text:style-name="P26">Comentem </text:p>
      <text:list xml:id="list8215585095879508435" text:style-name="L2">
        <text:list-item>
          <text:p text:style-name="P6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86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6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36"/>
      <text:p text:style-name="P36"/>
      <text:p text:style-name="P4">Di<text:span text:style-name="T5">vendres</text:span><text:tab/><text:tab/><text:tab/>2<text:span text:style-name="T5">7</text:span>/09/2<text:span text:style-name="T1">4</text:span></text:p>
      <text:p text:style-name="P17"/>
      <text:p text:style-name="P27">Comentem </text:p>
      <text:list xml:id="list172615581558730" text:continue-numbering="true" text:style-name="L2">
        <text:list-item>
          <text:p text:style-name="P7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2"/>
      <text:p text:style-name="P42"/>
      <text:p text:style-name="P42"/>
      <text:p text:style-name="P42"/>
      <text:p text:style-name="P42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7"/>
      <text:p text:style-name="P37">Comentem <text:s/></text:p>
      <text:list xml:id="list172616170132680" text:continue-list="list6332415107188505117" text:style-name="L1">
        <text:list-item>
          <text:p text:style-name="P7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72">Programa de simulació Cade Simu</text:p>
        </text:list-item>
      </text:list>
      <text:p text:style-name="P27"/>
      <text:p text:style-name="P27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7"/>
      <text:p text:style-name="P27">Comentem </text:p>
      <text:list xml:id="list1984119628501849951" text:style-name="L3">
        <text:list-item>
          <text:p text:style-name="P80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87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87">Baixem al taller i comentem connexió font d'alimentació de PC que utilitzarem per les pràctiques de cc.</text:p>
          <text:p text:style-name="P88"><text:s/></text:p>
        </text:list-item>
      </text:list>
      <text:p text:style-name="P37"/>
      <text:p text:style-name="P37"/>
      <text:p text:style-name="P64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7"/>
      <text:p text:style-name="P27">Comentem </text:p>
      <text:list xml:id="list172614906629429" text:continue-numbering="true" text:style-name="L3">
        <text:list-item>
          <text:p text:style-name="P96">Baixem al taller i feim practiques amb circuits pont.</text:p>
        </text:list-item>
      </text:list>
      <text:p text:style-name="P43"/>
      <text:p text:style-name="P43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8"/>
      <text:p text:style-name="P38">Comentem <text:s/></text:p>
      <text:list xml:id="list172615365201656" text:continue-list="list172616170132680" text:style-name="L1">
        <text:list-item>
          <text:p text:style-name="P73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73"/>
        </text:list-item>
      </text:list>
      <text:p text:style-name="P28"/>
      <text:p text:style-name="P28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8"/>
      <text:p text:style-name="P28">Comentem </text:p>
      <text:list xml:id="list1866039688071764291" text:style-name="L4">
        <text:list-item>
          <text:p text:style-name="P97">Comentem pràctica Wheatstone amb dos diodes, corrent per la diagonal en els següents casos: </text:p>
          <text:p text:style-name="P97">cas 1: potenciòmetre a màxima resistència </text:p>
          <text:p text:style-name="P97">cas 2: potenciòmetre a resistència igual a R3</text:p>
          <text:p text:style-name="P97">cas 3: potenciòmetrea a mínima resistència</text:p>
        </text:list-item>
        <text:list-item>
          <text:p text:style-name="P81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97"/>
          <text:p text:style-name="P89"><text:s/></text:p>
        </text:list-item>
      </text:list>
      <text:p text:style-name="P38"/>
      <text:p text:style-name="P38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8"/>
      <text:p text:style-name="P28">Comentem </text:p>
      <text:list xml:id="list172616718017109" text:continue-numbering="true" text:style-name="L4">
        <text:list-item>
          <text:p text:style-name="P81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44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9"/>
      <text:p text:style-name="P39">Comentem <text:s/></text:p>
      <text:list xml:id="list172616054878865" text:continue-list="list172615365201656" text:style-name="L1">
        <text:list-item>
          <text:p text:style-name="P74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74"/>
        </text:list-item>
      </text:list>
      <text:p text:style-name="P29"/>
      <text:p text:style-name="P29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9"/>
      <text:p text:style-name="P29">Comentem </text:p>
      <text:list xml:id="list6855560560406814683" text:style-name="L5">
        <text:list-item>
          <text:p text:style-name="P99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99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98"/>
          <text:p text:style-name="P90"><text:s/></text:p>
        </text:list-item>
      </text:list>
      <text:p text:style-name="P39"/>
      <text:p text:style-name="P39"/>
      <text:p text:style-name="P6"/>
      <text:p text:style-name="P65">Di<text:span text:style-name="T5">vendres</text:span><text:tab/><text:tab/><text:tab/><text:span text:style-name="T8">18</text:span>/<text:span text:style-name="T6">10</text:span>/2<text:span text:style-name="T1">4</text:span></text:p>
      <text:p text:style-name="P19"/>
      <text:p text:style-name="P29">Comentem </text:p>
      <text:list xml:id="list172616130045698" text:continue-numbering="true" text:style-name="L5">
        <text:list-item>
          <text:p text:style-name="P102">Comentem <text:a xlink:type="simple" xlink:href="https://paulinoposada.github.io/web_e/web_e_2425/documents/ta.pdf">tasca 5</text:a>.</text:p>
        </text:list-item>
        <text:list-item>
          <text:p text:style-name="P100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45"/>
      <text:p text:style-name="P45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0"/>
      <text:p text:style-name="P40">Comentem <text:s/></text:p>
      <text:list xml:id="list172615979963522" text:continue-list="list172616054878865" text:style-name="L1">
        <text:list-item>
          <text:p text:style-name="P101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75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75"/>
        </text:list-item>
      </text:list>
      <text:p text:style-name="P30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0"/>
      <text:list xml:id="list1480650656396734423" text:style-name="L6">
        <text:list-item>
          <text:p text:style-name="P82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91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8"><text:span text:style-name="T18">Comencem a comentar apartat 1.2 </text:span><text:span text:style-name="T31">La derivada y ejemplos de tensiones variables </text:span><text:span text:style-name="T32">(fins pàg. 13)</text:span></text:p>
      <text:p text:style-name="P60">Comentem exercici 1.2-1</text:p>
      <text:p text:style-name="P59"/>
      <text:p text:style-name="P59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1"/>
      <text:p text:style-name="P41">Comentem <text:s/></text:p>
      <text:list xml:id="list172615626705533" text:continue-list="list172615979963522" text:style-name="L1">
        <text:list-item>
          <text:p text:style-name="P103">Treball autònom 9</text:p>
        </text:list-item>
        <text:list-item>
          <text:p text:style-name="P112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1">La derivada y ejemplos de tensiones variables</text:span></text:p>
        </text:list-item>
        <text:list-item>
          <text:p text:style-name="P7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76"/>
        </text:list-item>
      </text:list>
      <text:p text:style-name="P31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6"/>
      <text:p text:style-name="P46">Lliure triat pel centre</text:p>
      <text:list xml:id="list7139997075760015072" text:style-name="L7">
        <text:list-header>
          <text:p text:style-name="P92"><text:s/></text:p>
        </text:list-header>
      </text:list>
      <text:p text:style-name="P9">Di<text:span text:style-name="T5">vendres</text:span><text:tab/><text:tab/><text:tab/><text:span text:style-name="T33">01</text:span>/<text:span text:style-name="T6">11</text:span>/2<text:span text:style-name="T1">4</text:span></text:p>
      <text:p text:style-name="P9"/>
      <text:p text:style-name="P46">Tots Sants</text:p>
      <text:p text:style-name="P9"/>
      <text:p text:style-name="P61"/>
      <text:p text:style-name="P61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2"/>
      <text:p text:style-name="P47"><text:a xlink:type="simple" xlink:href="https://paulinoposada.github.io/web_e/web_e_2425/documents/examens/241106_ome_map33a_examen_sol.pdf">Examen</text:a></text:p>
      <text:list xml:id="list172615831597634" text:continue-list="list172615626705533" text:style-name="L1">
        <text:list-header>
          <text:p text:style-name="P77"/>
        </text:list-header>
      </text:list>
      <text:p text:style-name="P32"/>
      <text:p text:style-name="P10"/>
      <text:p text:style-name="P66">Di<text:span text:style-name="T3">jous</text:span><text:tab/><text:tab/><text:tab/><text:tab/><text:span text:style-name="T34">07</text:span>/<text:span text:style-name="T6">11</text:span>/2<text:span text:style-name="T1">4</text:span></text:p>
      <text:p text:style-name="P32"/>
      <text:list xml:id="list8199800531845828312" text:style-name="L8">
        <text:list-item>
          <text:p text:style-name="P83"><text:span text:style-name="T34">Comentem solució de l'</text:span><text:a xlink:type="simple" xlink:href="https://paulinoposada.github.io/web_e/web_e_2425/documents/examens/241106_ome_map33a_examen_sol.pdf"><text:span text:style-name="T34">examen</text:span></text:a><text:span text:style-name="T34">.</text:span></text:p>
          <text:p text:style-name="P93"><text:s/></text:p>
        </text:list-item>
      </text:list>
      <text:p text:style-name="P10"/>
      <text:p text:style-name="P10">Di<text:span text:style-name="T5">vendres</text:span><text:tab/><text:tab/><text:tab/><text:span text:style-name="T34">08</text:span>/<text:span text:style-name="T6">11</text:span>/2<text:span text:style-name="T1">4</text:span></text:p>
      <text:p text:style-name="P10"/>
      <text:p text:style-name="P61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62"/>
      <text:p text:style-name="P62"/>
      <text:p text:style-name="P62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3"/>
      <text:p text:style-name="P49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72616683664827" text:continue-list="list172615831597634" text:style-name="L1">
        <text:list-header>
          <text:p text:style-name="P78"/>
        </text:list-header>
      </text:list>
      <text:p text:style-name="P33"/>
      <text:p text:style-name="P11">Di<text:span text:style-name="T3">jous</text:span><text:tab/><text:tab/><text:tab/><text:tab/><text:span text:style-name="T35">14</text:span>/<text:span text:style-name="T6">11</text:span>/2<text:span text:style-name="T1">4</text:span></text:p>
      <text:p text:style-name="P48"/>
      <text:p text:style-name="P48"><text:span text:style-name="T36">Comentat treball </text:span><text:a xlink:type="simple" xlink:href="https://paulinoposada.github.io/web_e/web_e_2425/documents/ta/ta_09.pdf"><text:span text:style-name="T36">autonom 9</text:span></text:a><text:span text:style-name="T3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1">Terminat de comentar l'apartat 1.3 Capacidad de un condensador. </text:p>
      <text:p text:style-name="P52">Comentat apartat 1.4 Conexión serie/paralelo de condensadores</text:p>
      <text:p text:style-name="P53">Comentat apartat 1.5 Condensadores en la práctica</text:p>
      <text:p text:style-name="P53">Començat a comentar l'exercici 1.4-3 pàg. 36</text:p>
      <text:p text:style-name="P52"/>
      <text:list xml:id="list8154867436300110351" text:style-name="L9">
        <text:list-header>
          <text:p text:style-name="P84"/>
          <text:p text:style-name="P94"><text:s/></text:p>
        </text:list-header>
      </text:list>
      <text:p text:style-name="P11">Di<text:span text:style-name="T5">vendres</text:span><text:tab/><text:tab/><text:tab/><text:span text:style-name="T3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4">Comentat exercici <text:span text:style-name="T37">l'exercici 1.4-3 pàg. 36 </text:span>i treball <text:a xlink:type="simple" xlink:href="https://paulinoposada.github.io/web_e/web_e_2425/documents/ta/ta_11.pdf">autònom 11</text:a>.</text:p>
      <text:p text:style-name="P54"/>
      <text:p text:style-name="P54"/>
      <text:p text:style-name="P63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4"/>
      <text:p text:style-name="P56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56"/>
      <text:p text:style-name="P56">Començat amb <text:a xlink:type="simple" xlink:href="https://paulinoposada.github.io/web_e/web_e_2425/documents/apunts/unitat_6_magnetisme/e_apunts_ud_6_gs.pdf">unitat 6</text:a>.</text:p>
      <text:p text:style-name="P56">Comentat apartat 1.1 Imanes permanentes.</text:p>
      <text:p text:style-name="P57">Comentat apartat 1.<text:span text:style-name="T39">2</text:span> <text:span text:style-name="T39">Electromagnetismo</text:span>.</text:p>
      <text:p text:style-name="P50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72616571624099" text:continue-list="list172616683664827" text:style-name="L1">
        <text:list-header>
          <text:p text:style-name="P79"/>
        </text:list-header>
      </text:list>
      <text:p text:style-name="P34"/>
      <text:p text:style-name="P14">Di<text:span text:style-name="T3">jous</text:span><text:tab/><text:tab/><text:tab/><text:tab/><text:span text:style-name="T38">21</text:span>/<text:span text:style-name="T6">11</text:span>/2<text:span text:style-name="T1">4</text:span></text:p>
      <text:p text:style-name="P104"/>
      <text:p text:style-name="P104">Co<text:span text:style-name="T40">ntinuat</text:span> amb <text:a xlink:type="simple" xlink:href="https://paulinoposada.github.io/web_e/web_e_2425/documents/apunts/unitat_6_magnetisme/e_apunts_ud_6_gs.pdf">unitat 6</text:a>.</text:p>
      <text:p text:style-name="P109">Comentat apartat 1.4 Permeabilidad y saturación</text:p>
      <text:p text:style-name="P14"/>
      <text:p text:style-name="P14"/>
      <text:p text:style-name="P14"/>
      <text:p text:style-name="P114">Di<text:span text:style-name="T5">vendres</text:span><text:tab/><text:tab/><text:tab/><text:span text:style-name="T38">22</text:span>/<text:span text:style-name="T6">11</text:span>/2<text:span text:style-name="T1">4</text:span></text:p>
      <text:p text:style-name="P104"/>
      <text:p text:style-name="P104">Co<text:span text:style-name="T40">ntinuat</text:span> amb <text:a xlink:type="simple" xlink:href="https://paulinoposada.github.io/web_e/web_e_2425/documents/apunts/unitat_6_magnetisme/e_apunts_ud_6_gs.pdf">unitat 6</text:a>.</text:p>
      <text:p text:style-name="P109">Comentat apartat 1.4 Permeabilidad y saturación</text:p>
      <text:p text:style-name="P111"/>
      <text:p text:style-name="P55"/>
      <text:p text:style-name="P113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109"/>
      <text:p text:style-name="P109">Preparació examen.</text:p>
      <text:p text:style-name="P85"/>
      <text:p text:style-name="P106"/>
      <text:p text:style-name="P111">Di<text:span text:style-name="T3">jous</text:span><text:tab/><text:tab/><text:tab/><text:tab/><text:span text:style-name="T38">28</text:span>/<text:span text:style-name="T6">11</text:span>/2<text:span text:style-name="T1">4</text:span></text:p>
      <text:p text:style-name="P109"/>
      <text:p text:style-name="P109">Examen</text:p>
      <text:p text:style-name="P107"/>
      <text:p text:style-name="P95"/>
      <text:p text:style-name="P95"/>
      <text:p text:style-name="P111">Di<text:span text:style-name="T5">vendres</text:span><text:tab/><text:tab/><text:tab/><text:span text:style-name="T38">22</text:span>/<text:span text:style-name="T6">11</text:span>/2<text:span text:style-name="T1">4</text:span></text:p>
      <text:p text:style-name="P108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28T17:26:14.544747372</dc:date>
    <meta:editing-duration>PT1H39M11S</meta:editing-duration>
    <meta:editing-cycles>81</meta:editing-cycles>
    <meta:document-statistic meta:table-count="0" meta:image-count="0" meta:object-count="0" meta:page-count="5" meta:paragraph-count="125" meta:word-count="537" meta:character-count="3547" meta:non-whitespace-character-count="3062"/>
  </office:meta>
</office:document-meta>
</file>